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65cm" fo:min-width="6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2.45cm" fo:min-width="9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25cm" fo:min-width="3.5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25cm" fo:min-width="6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1.05cm" fo:min-width="2.8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25cm" fo:min-width="1.6cm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2.35cm" fo:min-width="10.3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3.15cm" fo:min-width="10.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1.35cm" fo:min-width="4.2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25cm" fo:min-width="2.899cm"/>
    </style:style>
    <style:style style:name="gr14" style:family="graphic" style:parent-style-name="standard">
      <style:graphic-properties svg:stroke-color="#000000" draw:marker-start="Circle" draw:marker-end="Circle" draw:textarea-vertical-align="middle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3.149cm" fo:min-width="9.4cm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2.35cm" fo:min-width="10.699cm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4.149cm" fo:min-width="10.299cm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0.25cm" fo:min-width="8.798cm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2.749cm" fo:min-width="10.299cm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0.25cm" fo:min-width="9.298cm"/>
    </style:style>
    <style:style style:name="gr21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P1" style:family="paragraph">
      <style:text-properties fo:font-size="10pt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" style:family="paragraph">
      <style:text-properties fo:font-size="10pt"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ize="10pt" fo:font-style="italic" style:font-style-asian="italic" style:font-style-complex="italic"/>
    </style:style>
    <style:style style:name="P5" style:family="paragraph">
      <style:paragraph-properties fo:text-align="start"/>
    </style:style>
    <style:style style:name="P6" style:family="paragraph">
      <loext:graphic-properties draw:fill-color="#eeeee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-color="#eeeee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start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806cm" svg:height="0.645cm" svg:x="5.1cm" svg:y="2.6cm">
          <draw:text-box>
            <text:p text:style-name="P1"><text:span text:style-name="T1">src / js /</text:span></text:p>
          </draw:text-box>
        </draw:frame>
        <draw:frame draw:style-name="gr1" draw:text-style-name="P2" draw:layer="layout" svg:width="3.415cm" svg:height="1.433cm" svg:x="6.5cm" svg:y="2.6cm">
          <draw:text-box>
            <text:p text:style-name="P1"><text:span text:style-name="T1">agile-sdk</text:span><text:span text:style-name="T1"><text:line-break/></text:span><text:span text:style-name="T1">agile-sdk-proxy</text:span></text:p>
            <text:p text:style-name="P1"><text:span text:style-name="T1">agile-sdk-handler</text:span></text:p>
          </draw:text-box>
        </draw:frame>
        <draw:frame draw:style-name="gr1" draw:text-style-name="P4" draw:layer="layout" svg:width="15.767cm" svg:height="1.433cm" svg:x="10cm" svg:y="2.601cm">
          <draw:text-box>
            <text:p text:style-name="P3"><text:span text:style-name="T2">agile-sdk</text:span><text:span text:style-name="T2"><text:line-break/></text:span><text:span text:style-name="T2">wraps agile-sdk actions into callable functions (includes agile.idm, </text:span><text:span text:style-name="T2">except idm.authentication)</text:span></text:p>
            <text:p text:style-name="P3"><text:span text:style-name="T2">realizes the execution of agile-sdk-proxy functions from a shell by </text:span><text:span text:style-name="T2">dynamically passing parameters</text:span></text:p>
          </draw:text-box>
        </draw:frame>
        <draw:custom-shape draw:style-name="gr2" draw:text-style-name="P6" draw:layer="layout" svg:width="6.5cm" svg:height="1.9cm" svg:x="5.2cm" svg:y="6.9cm">
          <text:p text:style-name="P5"><text:span text:style-name="T3">node agile-sdk-handler.js \</text:span></text:p>
          <text:p text:style-name="P5"><text:span text:style-name="T3"><text:s text:c="4"/></text:span><text:span text:style-name="T3">--conf agile_conf.json \</text:span></text:p>
          <text:p text:style-name="P5"><text:span text:style-name="T3"><text:s text:c="4"/></text:span><text:span text:style-name="T3">--getEntityByType \</text:span></text:p>
          <text:p text:style-name="P5"><text:span text:style-name="T3"><text:s text:c="4"/></text:span><text:span text:style-name="T3">--type="db"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9cm" svg:height="2.7cm" svg:x="15cm" svg:y="6.9cm">
          <text:p text:style-name="P5"><text:span text:style-name="T3">Proxy.prototype.getEntityByType = function(type) {</text:span></text:p>
          <text:p text:style-name="P5"><text:span text:style-name="T3"><text:s text:c="4"/></text:span><text:span text:style-name="T3">agile.idm.entity.getByType(type).then(function(entities) {</text:span></text:p>
          <text:p text:style-name="P5"><text:span text:style-name="T3"><text:s text:c="8"/></text:span><text:span text:style-name="T3">console.log(pretty(entities));</text:span></text:p>
          <text:p text:style-name="P5"><text:span text:style-name="T3"><text:s text:c="4"/></text:span><text:span text:style-name="T3">});</text:span></text:p>
          <text:p text:style-name="P5"><text:span text:style-name="T3">}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1.9cm" svg:y1="8cm" svg:x2="14.7cm" svg:y2="8cm">
          <text:p/>
        </draw:line>
        <draw:custom-shape draw:style-name="gr5" draw:text-style-name="P9" draw:layer="layout" svg:width="4cm" svg:height="0.5cm" svg:x="5.2cm" svg:y="6.4cm">
          <text:p text:style-name="P8"><text:span text:style-name="T4">agile-sdk-handler.j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5cm" svg:height="0.5cm" svg:x="15cm" svg:y="6.4cm">
          <text:p text:style-name="P8"><text:span text:style-name="T4">agile-sdk-proxy.j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cm" svg:height="1.3cm" svg:x="18.7cm" svg:y="12.9cm"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1cm" svg:height="0.5cm" svg:x="18.7cm" svg:y="12.4cm">
          <text:p text:style-name="P8"><text:span text:style-name="T4">agile-sdk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9.6cm" svg:y1="9.8cm" svg:x2="19.6cm" svg:y2="12.2cm">
          <text:p/>
        </draw:line>
        <draw:custom-shape draw:style-name="gr3" draw:text-style-name="P6" draw:layer="layout" svg:width="9.9cm" svg:height="2.7cm" svg:x="5.2cm" svg:y="11.5cm">
          <text:p text:style-name="P5"><text:span text:style-name="T3">{</text:span></text:p>
          <text:p text:style-name="P5"><text:span text:style-name="T3"><text:tab/></text:span><text:span text:style-name="T3">"api" : "http://localhost:8080",</text:span></text:p>
          <text:p text:style-name="P5"><text:span text:style-name="T3"><text:tab/></text:span><text:span text:style-name="T3">"idm" : "http://localhost:3000",</text:span></text:p>
          <text:p text:style-name="P5"><text:span text:style-name="T3"><text:tab/></text:span><text:span text:style-name="T3">"data" : "http://localhost:1338",</text:span></text:p>
          <text:p text:style-name="P5"><text:span text:style-name="T3"><text:tab/></text:span><text:span text:style-name="T3">"token" : "PngcOsED7qa"</text:span></text:p>
          <text:p text:style-name="P5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5cm" svg:height="0.5cm" svg:x="5.2cm" svg:y="11cm">
          <text:p text:style-name="P8"><text:span text:style-name="T4">$projectdir / conf / agile_conf.json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8cm" svg:y1="10.9cm" svg:x2="8cm" svg:y2="9cm">
          <text:p/>
        </draw:line>
        <draw:line draw:style-name="gr4" draw:text-style-name="P7" draw:layer="layout" svg:x1="4.9cm" svg:y1="8cm" svg:x2="1.4cm" svg:y2="8cm">
          <text:p/>
        </draw:line>
        <draw:line draw:style-name="gr4" draw:text-style-name="P7" draw:layer="layout" svg:x1="14.6cm" svg:y1="8.2cm" svg:x2="11.901cm" svg:y2="8.2cm">
          <text:p/>
        </draw:line>
        <draw:line draw:style-name="gr4" draw:text-style-name="P7" draw:layer="layout" svg:x1="19.8cm" svg:y1="12.1cm" svg:x2="19.8cm" svg:y2="9.801cm">
          <text:p/>
        </draw:line>
        <draw:frame draw:style-name="gr9" draw:text-style-name="P11" draw:layer="layout" svg:width="2.536cm" svg:height="0.646cm" svg:x="12.464cm" svg:y="8.154cm">
          <draw:text-box>
            <text:p text:style-name="P10"><text:span text:style-name="T5">console.log(...);</text:span></text:p>
          </draw:text-box>
        </draw:frame>
        <draw:frame draw:style-name="gr9" draw:text-style-name="P11" draw:layer="layout" svg:width="2.536cm" svg:height="0.646cm" svg:x="2.664cm" svg:y="8.154cm">
          <draw:text-box>
            <text:p text:style-name="P10"><text:span text:style-name="T5">console.log(...);</text:span></text:p>
          </draw:text-box>
        </draw:frame>
        <draw:frame draw:style-name="gr1" draw:text-style-name="P12" draw:layer="layout" svg:width="8.914cm" svg:height="0.962cm" svg:x="1.1cm" svg:y="1.1cm">
          <draw:text-box>
            <text:p>Communication with agile-sdk</text:p>
          </draw:text-box>
        </draw:frame>
      </draw:page>
      <draw:page draw:name="page2" draw:style-name="dp1" draw:master-page-name="Standard">
        <draw:custom-shape draw:style-name="gr2" draw:text-style-name="P6" xml:id="id1" draw:id="id1" draw:layer="layout" svg:width="6.5cm" svg:height="1.9cm" svg:x="5.201cm" svg:y="6.4cm">
          <text:p text:style-name="P5"><text:span text:style-name="T3">python3 agile-db.py \</text:span></text:p>
          <text:p text:style-name="P5"><text:span text:style-name="T3"><text:s text:c="4"/></text:span><text:span text:style-name="T3">--config local_conf.json \</text:span></text:p>
          <text:p text:style-name="P5"><text:span text:style-name="T3"><text:s text:c="4"/></text:span><text:span text:style-name="T3">--createData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9cm" svg:height="2.7cm" svg:x="15.001cm" svg:y="6.4cm">
          <text:p text:style-name="P5"><text:span text:style-name="T3">node agile-sdk-</text:span><text:span text:style-name="T3">handler.js \</text:span></text:p>
          <text:p text:style-name="P5"><text:span text:style-name="T3"><text:s text:c="4"/></text:span><text:span text:style-name="T3">--conf </text:span><text:span text:style-name="T3">agile_conf.json \</text:span></text:p>
          <text:p text:style-name="P5"><text:span text:style-name="T3"><text:s text:c="4"/></text:span><text:span text:style-name="T3">--createEntity \</text:span></text:p>
          <text:p text:style-name="P5"><text:span text:style-name="T3"><text:s text:c="4"/></text:span><text:span text:style-name="T3">--id '0' \</text:span></text:p>
          <text:p text:style-name="P5"><text:span text:style-name="T3"><text:s text:c="4"/></text:span><text:span text:style-name="T3">--type 'db' \</text:span></text:p>
          <text:p text:style-name="P5"><text:span text:style-name="T3"><text:s text:c="4"/></text:span><text:span text:style-name="T3">--name </text:span><text:span text:style-name="T3">'cdb_medical'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1.901cm" svg:y1="7.5cm" svg:x2="14.701cm" svg:y2="7.5cm">
          <text:p/>
        </draw:line>
        <draw:custom-shape draw:style-name="gr5" draw:text-style-name="P9" draw:layer="layout" svg:width="4cm" svg:height="0.5cm" svg:x="5.201cm" svg:y="5.9cm">
          <text:p text:style-name="P8"><text:span text:style-name="T4">agile-db.py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5cm" svg:height="0.5cm" svg:x="15.001cm" svg:y="5.9cm">
          <text:p text:style-name="P8"><text:span text:style-name="T4">agile-sdk-handler.j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0.8cm" svg:height="2.6cm" svg:x="5.2cm" svg:y="11cm">
          <text:p text:style-name="P5"><text:span text:style-name="T3">{</text:span></text:p>
          <text:p text:style-name="P5"><text:span text:style-name="T3"><text:s text:c="4"/></text:span><text:span text:style-name="T3">"agile-</text:span><text:span text:style-name="T3">sdk-</text:span><text:span text:style-name="T3">handler" : </text:span><text:span text:style-name="T3">"../js/agile-</text:span><text:span text:style-name="T3">sdk-</text:span><text:span text:style-name="T3">handler/agil</text:span><text:span text:style-name="T3">e-sdk-</text:span><text:span text:style-name="T3">handler",</text:span></text:p>
          <text:p text:style-name="P5"><text:span text:style-name="T3"><text:s text:c="4"/></text:span><text:span text:style-name="T3">"agile_conf</text:span><text:span text:style-name="T3">" : </text:span><text:span text:style-name="T3">"../../conf/a</text:span><text:span text:style-name="T3">gile_conf.js</text:span><text:span text:style-name="T3">on",</text:span></text:p>
          <text:p text:style-name="P5"><text:span text:style-name="T3"><text:s text:c="4"/></text:span><text:span text:style-name="T3">"db_conf" : </text:span><text:span text:style-name="T3">"../../conf/d</text:span><text:span text:style-name="T3">b_conf.json</text:span><text:span text:style-name="T3">"</text:span></text:p>
          <text:p text:style-name="P5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5cm" svg:height="0.5cm" svg:x="5.201cm" svg:y="10.5cm">
          <text:p text:style-name="P8"><text:span text:style-name="T4">conf / local_conf.json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8.001cm" svg:y1="10.4cm" svg:x2="8.001cm" svg:y2="8.5cm">
          <text:p/>
        </draw:line>
        <draw:line draw:style-name="gr4" draw:text-style-name="P7" draw:layer="layout" svg:x1="4.901cm" svg:y1="7.5cm" svg:x2="1.401cm" svg:y2="7.5cm">
          <text:p/>
        </draw:line>
        <draw:line draw:style-name="gr4" draw:text-style-name="P7" draw:layer="layout" svg:x1="14.601cm" svg:y1="7.7cm" svg:x2="11.902cm" svg:y2="7.7cm">
          <text:p/>
        </draw:line>
        <draw:frame draw:style-name="gr9" draw:text-style-name="P11" draw:layer="layout" svg:width="2.536cm" svg:height="0.646cm" svg:x="12.465cm" svg:y="7.654cm">
          <draw:text-box>
            <text:p text:style-name="P10"><text:span text:style-name="T5">console.log(...);</text:span></text:p>
          </draw:text-box>
        </draw:frame>
        <draw:frame draw:style-name="gr9" draw:text-style-name="P11" draw:layer="layout" svg:width="2.536cm" svg:height="0.646cm" svg:x="2.665cm" svg:y="7.654cm">
          <draw:text-box>
            <text:p text:style-name="P10"><text:span text:style-name="T5">console.log(...);</text:span></text:p>
          </draw:text-box>
        </draw:frame>
        <draw:custom-shape draw:style-name="gr11" draw:text-style-name="P6" draw:layer="layout" svg:width="10.8cm" svg:height="3.4cm" svg:x="5.2cm" svg:y="16.3cm">
          <text:p text:style-name="P5"><text:span text:style-name="T3">{</text:span></text:p>
          <text:p text:style-name="P5"><text:span text:style-name="T3"><text:s text:c="4"/></text:span><text:span text:style-name="T3">"host": "localhost",</text:span></text:p>
          <text:p text:style-name="P5"><text:span text:style-name="T3"><text:s text:c="4"/></text:span><text:span text:style-name="T3">"port": "3307",</text:span></text:p>
          <text:p text:style-name="P5"><text:span text:style-name="T3"><text:s text:c="4"/></text:span><text:span text:style-name="T3">"user": "root",</text:span></text:p>
          <text:p text:style-name="P5"><text:span text:style-name="T3"><text:s text:c="4"/></text:span><text:span text:style-name="T3">"password": "letmein",</text:span></text:p>
          <text:p text:style-name="P5"><text:span text:style-name="T3"><text:s text:c="4"/></text:span><text:span text:style-name="T3">"name": "cdb_medical"</text:span></text:p>
          <text:p text:style-name="P5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5cm" svg:height="0.5cm" svg:x="5.201cm" svg:y="15.8cm">
          <text:p text:style-name="P8"><text:span text:style-name="T4">$projectdir / </text:span><text:span text:style-name="T4">conf / </text:span><text:span text:style-name="T4">db_conf.json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8.001cm" svg:y1="15.701cm" svg:x2="8.001cm" svg:y2="13.801cm">
          <text:p/>
        </draw:line>
        <draw:custom-shape draw:style-name="gr12" draw:text-style-name="P6" draw:layer="layout" svg:width="4.7cm" svg:height="1.6cm" svg:x="17cm" svg:y="11cm">
          <text:p text:style-name="P5"><text:span text:style-name="T3">mysqlc.getDatabase()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2" draw:id="id2" draw:layer="layout" svg:width="3.399cm" svg:height="0.5cm" svg:x="17.001cm" svg:y="10.5cm">
          <text:p text:style-name="P8"><text:span text:style-name="T4">utils / mysqlc.py</text:span></text:p>
          <draw:enhanced-geometry svg:viewBox="0 0 21600 21600" draw:type="rectangle" draw:enhanced-path="M 0 0 L 21600 0 21600 21600 0 21600 0 0 Z N"/>
        </draw:custom-shape>
        <draw:connector draw:style-name="gr14" draw:text-style-name="P13" draw:layer="layout" svg:x1="8.451cm" svg:y1="8.3cm" svg:x2="18.7cm" svg:y2="10.5cm" draw:start-shape="id1" draw:start-glue-point="2" draw:end-shape="id2" svg:d="M8451 8300v1100h10249v1100" svg:viewBox="0 0 10250 2201">
          <text:p/>
        </draw:connector>
        <draw:frame draw:style-name="gr1" draw:text-style-name="P2" draw:layer="layout" svg:width="1.924cm" svg:height="0.645cm" svg:x="5.101cm" svg:y="2.6cm">
          <draw:text-box>
            <text:p text:style-name="P1"><text:span text:style-name="T1">src / py /</text:span></text:p>
          </draw:text-box>
        </draw:frame>
        <draw:frame draw:style-name="gr1" draw:text-style-name="P2" draw:layer="layout" svg:width="2.36cm" svg:height="0.645cm" svg:x="6.601cm" svg:y="2.6cm">
          <draw:text-box>
            <text:p text:style-name="P1"><text:span text:style-name="T1">agile-db.py</text:span></text:p>
          </draw:text-box>
        </draw:frame>
        <draw:frame draw:style-name="gr1" draw:text-style-name="P4" draw:layer="layout" svg:width="14.624cm" svg:height="2.221cm" svg:x="10.001cm" svg:y="2.601cm">
          <draw:text-box>
            <text:p text:style-name="P3"><text:span text:style-name="T2">creates </text:span><text:span text:style-name="T6">db, db-table, db-column entities</text:span><text:span text:style-name="T2"> with </text:span><text:span text:style-name="T7">agile-sdk-handler.j</text:span><text:span text:style-name="T2">s </text:span></text:p>
            <text:p text:style-name="P3"><text:span text:style-name="T2">by reading the database structure of a </text:span><text:span text:style-name="T6">configured database</text:span><text:span text:style-name="T2"> using </text:span><text:span text:style-name="T7">utils / mysqlc.py</text:span></text:p>
            <text:p text:style-name="P3"><text:span text:style-name="T7"/></text:p>
            <text:p text:style-name="P3"><text:span text:style-name="T8">Entity schemes for db, db-table, db-column are defined in </text:span><text:span text:style-name="T9">$projectdir / schemes / entities</text:span></text:p>
            <text:p text:style-name="P3"><text:span text:style-name="T8">Preset policies for the entities are defined in </text:span><text:span text:style-name="T9">$projectdir / </text:span><text:span text:style-name="T9">schemes / policies</text:span></text:p>
          </draw:text-box>
        </draw:frame>
        <draw:frame draw:style-name="gr1" draw:text-style-name="P12" draw:layer="layout" svg:width="11.483cm" svg:height="0.962cm" svg:x="1.1cm" svg:y="1.1cm">
          <draw:text-box>
            <text:p>Creating database related agile entities</text:p>
          </draw:text-box>
        </draw:frame>
      </draw:page>
      <draw:page draw:name="page3" draw:style-name="dp1" draw:master-page-name="Standard">
        <draw:custom-shape draw:style-name="gr2" draw:text-style-name="P6" draw:layer="layout" svg:width="6.5cm" svg:height="1.9cm" svg:x="5.202cm" svg:y="4.801cm">
          <text:p text:style-name="P5"><text:span text:style-name="T3">python3 agile-</text:span><text:span text:style-name="T3">u+g.py \</text:span></text:p>
          <text:p text:style-name="P5"><text:span text:style-name="T3"><text:s text:c="4"/></text:span><text:span text:style-name="T3">--config </text:span><text:span text:style-name="T3">local_conf.jso</text:span><text:span text:style-name="T3">n \</text:span></text:p>
          <text:p text:style-name="P5"><text:span text:style-name="T3"><text:s text:c="4"/></text:span><text:span text:style-name="T3">--createExam</text:span><text:span text:style-name="T3">pleUser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9.9cm" svg:height="3.399cm" svg:x="15.002cm" svg:y="4.801cm">
          <text:p text:style-name="P5"><text:span text:style-name="T3">node agile-sdk-</text:span><text:span text:style-name="T3">handler.js \</text:span></text:p>
          <text:p text:style-name="P5"><text:span text:style-name="T3"><text:s text:c="4"/></text:span><text:span text:style-name="T3">--conf </text:span><text:span text:style-name="T3">agile_conf.json \</text:span></text:p>
          <text:p text:style-name="P5"><text:span text:style-name="T3"><text:s text:c="4"/></text:span><text:span text:style-name="T3">--createUser \</text:span></text:p>
          <text:p text:style-name="P5"><text:span text:style-name="T3"><text:s text:c="4"/></text:span><text:span text:style-name="T3">--username </text:span><text:span text:style-name="T3">'Office' \</text:span></text:p>
          <text:p text:style-name="P5"><text:span text:style-name="T3"><text:s text:c="4"/></text:span><text:span text:style-name="T3">--authtype 'agile-</text:span><text:span text:style-name="T3">local' \</text:span></text:p>
          <text:p text:style-name="P5"><text:span text:style-name="T3"><text:s text:c="4"/></text:span><text:span text:style-name="T3">--role 'admin' \</text:span></text:p>
          <text:p text:style-name="P5"><text:span text:style-name="T3"><text:s text:c="4"/></text:span><text:span text:style-name="T3">--password </text:span><text:span text:style-name="T3">'secret'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1.902cm" svg:y1="5.901cm" svg:x2="14.702cm" svg:y2="5.901cm">
          <text:p/>
        </draw:line>
        <draw:custom-shape draw:style-name="gr5" draw:text-style-name="P9" draw:layer="layout" svg:width="4cm" svg:height="0.5cm" svg:x="5.202cm" svg:y="4.301cm">
          <text:p text:style-name="P8"><text:span text:style-name="T4">agile-u+g.py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5cm" svg:height="0.5cm" svg:x="15.002cm" svg:y="4.301cm">
          <text:p text:style-name="P8"><text:span text:style-name="T4">agile-sdk-handler.j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3" draw:id="id3" draw:layer="layout" svg:width="11.199cm" svg:height="2.6cm" svg:x="5.201cm" svg:y="9.401cm">
          <text:p text:style-name="P5"><text:span text:style-name="T3">{</text:span></text:p>
          <text:p text:style-name="P5"><text:span text:style-name="T3"><text:s text:c="4"/></text:span><text:span text:style-name="T3">"agile-sdk-handler" : "../js/agile-sdk-</text:span><text:span text:style-name="T3">handler/agile-sdk-handler",</text:span></text:p>
          <text:p text:style-name="P5"><text:span text:style-name="T3"><text:s text:c="4"/></text:span><text:span text:style-name="T3">"agile_conf" : </text:span><text:span text:style-name="T3">"../../conf/agile_conf.json",</text:span></text:p>
          <text:p text:style-name="P5"><text:span text:style-name="T3"><text:s text:c="4"/></text:span><text:span text:style-name="T3">"example_users" : </text:span><text:span text:style-name="T3">"../../examples/users/example_users.j</text:span><text:span text:style-name="T3">son",</text:span></text:p>
          <text:p text:style-name="P5"><text:span text:style-name="T3"><text:s text:c="4"/></text:span><text:span text:style-name="T3">"example_groups" : </text:span><text:span text:style-name="T3">"../../examples/groups/example_group</text:span><text:span text:style-name="T3">s.json"</text:span></text:p>
          <text:p text:style-name="P5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5cm" svg:height="0.5cm" svg:x="5.202cm" svg:y="8.901cm">
          <text:p text:style-name="P8"><text:span text:style-name="T4">conf / </text:span><text:span text:style-name="T4">local_conf.json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8.002cm" svg:y1="8.801cm" svg:x2="8.002cm" svg:y2="6.901cm">
          <text:p/>
        </draw:line>
        <draw:line draw:style-name="gr4" draw:text-style-name="P7" draw:layer="layout" svg:x1="4.902cm" svg:y1="5.901cm" svg:x2="1.402cm" svg:y2="5.901cm">
          <text:p/>
        </draw:line>
        <draw:line draw:style-name="gr4" draw:text-style-name="P7" draw:layer="layout" svg:x1="14.602cm" svg:y1="6.101cm" svg:x2="11.903cm" svg:y2="6.101cm">
          <text:p/>
        </draw:line>
        <draw:frame draw:style-name="gr9" draw:text-style-name="P11" draw:layer="layout" svg:width="2.536cm" svg:height="0.646cm" svg:x="12.466cm" svg:y="6.055cm">
          <draw:text-box>
            <text:p text:style-name="P10"><text:span text:style-name="T5">console.log(...);</text:span></text:p>
          </draw:text-box>
        </draw:frame>
        <draw:frame draw:style-name="gr9" draw:text-style-name="P11" draw:layer="layout" svg:width="2.536cm" svg:height="0.646cm" svg:x="2.666cm" svg:y="6.055cm">
          <draw:text-box>
            <text:p text:style-name="P10"><text:span text:style-name="T5">console.log(...);</text:span></text:p>
          </draw:text-box>
        </draw:frame>
        <draw:custom-shape draw:style-name="gr17" draw:text-style-name="P6" draw:layer="layout" svg:width="10.799cm" svg:height="4.399cm" svg:x="5.201cm" svg:y="14.701cm">
          <text:p text:style-name="P5"><text:span text:style-name="T3">{</text:span></text:p>
          <text:p text:style-name="P5"><text:span text:style-name="T3"><text:s text:c="4"/></text:span><text:span text:style-name="T3">"police": [ </text:span><text:span text:style-name="T3"><text:tab/></text:span><text:span text:style-name="T3"># Indicator for group mapping</text:span></text:p>
          <text:p text:style-name="P5"><text:span text:style-name="T3"><text:s text:c="8"/></text:span><text:span text:style-name="T3">{</text:span></text:p>
          <text:p text:style-name="P5"><text:span text:style-name="T3"><text:s text:c="12"/></text:span><text:span text:style-name="T3">"user_name" : "Officer",</text:span></text:p>
          <text:p text:style-name="P5"><text:span text:style-name="T3"><text:s text:c="12"/></text:span><text:span text:style-name="T3">"auth_type" : "agile-local",</text:span></text:p>
          <text:p text:style-name="P5"><text:span text:style-name="T3"><text:s text:c="12"/></text:span><text:span text:style-name="T3">"role" : "admin",</text:span></text:p>
          <text:p text:style-name="P5"><text:span text:style-name="T3"><text:s text:c="12"/></text:span><text:span text:style-name="T3">"password" : "secret"</text:span></text:p>
          <text:p text:style-name="P5"><text:span text:style-name="T3"><text:s text:c="8"/></text:span><text:span text:style-name="T3">}</text:span></text:p>
          <text:p text:style-name="P5"><text:span text:style-name="T3"><text:s text:c="4"/></text:span><text:span text:style-name="T3">]</text:span></text:p>
          <text:p text:style-name="P5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9.298cm" svg:height="0.5cm" svg:x="5.202cm" svg:y="14.201cm">
          <text:p text:style-name="P8"><text:span text:style-name="T4">$projectdir / examples / users / example_users.json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8cm" svg:y1="14.1cm" svg:x2="8.002cm" svg:y2="12.002cm">
          <text:p/>
        </draw:line>
        <draw:frame draw:style-name="gr1" draw:text-style-name="P2" draw:layer="layout" svg:width="1.924cm" svg:height="0.645cm" svg:x="5.102cm" svg:y="2.601cm">
          <draw:text-box>
            <text:p text:style-name="P1"><text:span text:style-name="T1">src / py /</text:span></text:p>
          </draw:text-box>
        </draw:frame>
        <draw:frame draw:style-name="gr1" draw:text-style-name="P2" draw:layer="layout" svg:width="2.564cm" svg:height="0.645cm" svg:x="6.602cm" svg:y="2.601cm">
          <draw:text-box>
            <text:p text:style-name="P1"><text:span text:style-name="T1">agile-u+g.py</text:span></text:p>
          </draw:text-box>
        </draw:frame>
        <draw:frame draw:style-name="gr1" draw:text-style-name="P4" draw:layer="layout" svg:width="13.252cm" svg:height="0.645cm" svg:x="10.002cm" svg:y="2.602cm">
          <draw:text-box>
            <text:p text:style-name="P3"><text:span text:style-name="T2">creates </text:span><text:span text:style-name="T6">example </text:span><text:span text:style-name="T6">user entites and </text:span><text:span text:style-name="T6">maps them to </text:span><text:span text:style-name="T6">groups</text:span><text:span text:style-name="T2"> with </text:span><text:span text:style-name="T7">agile-</text:span><text:span text:style-name="T7">sdk-handler.j</text:span><text:span text:style-name="T2">s </text:span></text:p>
          </draw:text-box>
        </draw:frame>
        <draw:frame draw:style-name="gr1" draw:text-style-name="P12" draw:layer="layout" svg:width="10.535cm" svg:height="0.962cm" svg:x="1.101cm" svg:y="1.101cm">
          <draw:text-box>
            <text:p>Creating example users and groups</text:p>
          </draw:text-box>
        </draw:frame>
        <draw:custom-shape draw:style-name="gr19" draw:text-style-name="P6" draw:layer="layout" svg:width="10.799cm" svg:height="2.999cm" svg:x="17.101cm" svg:y="14.701cm">
          <text:p text:style-name="P5"><text:span text:style-name="T3">[</text:span></text:p>
          <text:p text:style-name="P5"><text:span text:style-name="T3"><text:s text:c="4"/></text:span><text:span text:style-name="T3">"police",</text:span></text:p>
          <text:p text:style-name="P5"><text:span text:style-name="T3"><text:s text:c="4"/></text:span><text:span text:style-name="T3">"insurance",</text:span></text:p>
          <text:p text:style-name="P5"><text:span text:style-name="T3"><text:s text:c="4"/></text:span><text:span text:style-name="T3">"emr",</text:span></text:p>
          <text:p text:style-name="P5"><text:span text:style-name="T3"><text:s text:c="4"/></text:span><text:span text:style-name="T3">"physician"</text:span></text:p>
          <text:p text:style-name="P5"><text:span text:style-name="T3">]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4" draw:id="id4" draw:layer="layout" svg:width="9.798cm" svg:height="0.5cm" svg:x="17.102cm" svg:y="14.201cm">
          <text:p text:style-name="P8"><text:span text:style-name="T4">$projectdir / examples / groups / example_groups.json</text:span></text:p>
          <draw:enhanced-geometry svg:viewBox="0 0 21600 21600" draw:type="rectangle" draw:enhanced-path="M 0 0 L 21600 0 21600 21600 0 21600 0 0 Z N"/>
        </draw:custom-shape>
        <draw:connector draw:style-name="gr21" draw:text-style-name="P13" draw:layer="layout" svg:x1="10.8cm" svg:y1="12.001cm" svg:x2="22.001cm" svg:y2="14.201cm" draw:start-shape="id3" draw:start-glue-point="2" draw:end-shape="id4" svg:d="M10800 12001v1100h11201v1100" svg:viewBox="0 0 11202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9:41:32.296424603</meta:creation-date>
    <dc:date>2017-11-22T10:39:23.608605257</dc:date>
    <meta:editing-duration>PT4M25S</meta:editing-duration>
    <meta:editing-cycles>1</meta:editing-cycles>
    <meta:document-statistic meta:object-count="64"/>
    <meta:generator>LibreOffice/5.4.3.2$Linux_X86_64 LibreOffice_project/40m0$Build-2</meta:generator>
  </office:meta>
</office:document-meta>
</file>